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Heading_20_3">
      <style:text-properties officeooo:rsid="004629af" officeooo:paragraph-rsid="004629af"/>
    </style:style>
    <style:style style:name="P31" style:family="paragraph" style:parent-style-name="Heading_20_3">
      <style:text-properties officeooo:rsid="0035cec0" officeooo:paragraph-rsid="0035cec0"/>
    </style:style>
    <style:style style:name="P32" style:family="paragraph" style:parent-style-name="Heading_20_3">
      <style:text-properties officeooo:rsid="002a2ff2" officeooo:paragraph-rsid="002a2ff2"/>
    </style:style>
    <style:style style:name="P33" style:family="paragraph" style:parent-style-name="Heading_20_3">
      <style:text-properties officeooo:rsid="001e5c88" officeooo:paragraph-rsid="001e5c88"/>
    </style:style>
    <style:style style:name="P34" style:family="paragraph" style:parent-style-name="Heading_20_3">
      <style:text-properties officeooo:rsid="00196f26" officeooo:paragraph-rsid="00196f26"/>
    </style:style>
    <style:style style:name="P35" style:family="paragraph" style:parent-style-name="Heading_20_3">
      <style:text-properties officeooo:rsid="004de844" officeooo:paragraph-rsid="004de844"/>
    </style:style>
    <style:style style:name="P36" style:family="paragraph" style:parent-style-name="Text_20_body" style:list-style-name="L1">
      <style:text-properties officeooo:rsid="0007ddaf" officeooo:paragraph-rsid="0007ddaf"/>
    </style:style>
    <style:style style:name="P37" style:family="paragraph" style:parent-style-name="Text_20_body" style:list-style-name="L1">
      <style:text-properties officeooo:rsid="0028f10d" officeooo:paragraph-rsid="0028f10d"/>
    </style:style>
    <style:style style:name="P38" style:family="paragraph" style:parent-style-name="Text_20_body" style:list-style-name="L1">
      <style:text-properties officeooo:rsid="0022fe75" officeooo:paragraph-rsid="002648e5"/>
    </style:style>
    <style:style style:name="P39" style:family="paragraph" style:parent-style-name="Text_20_body" style:list-style-name="L2">
      <style:text-properties officeooo:rsid="0022fe75" officeooo:paragraph-rsid="0022fe75"/>
    </style:style>
    <style:style style:name="P40" style:family="paragraph" style:parent-style-name="Text_20_body" style:list-style-name="L1">
      <style:text-properties officeooo:rsid="001bacdd" officeooo:paragraph-rsid="001bacdd"/>
    </style:style>
    <style:style style:name="P41" style:family="paragraph" style:parent-style-name="Text_20_body" style:list-style-name="L4">
      <style:text-properties officeooo:rsid="001bacdd" officeooo:paragraph-rsid="001bacdd"/>
    </style:style>
    <style:style style:name="P42" style:family="paragraph" style:parent-style-name="Text_20_body" style:list-style-name="L2">
      <style:text-properties officeooo:rsid="0009d972" officeooo:paragraph-rsid="000b6006"/>
    </style:style>
    <style:style style:name="P43" style:family="paragraph" style:parent-style-name="Text_20_body" style:list-style-name="L2">
      <style:text-properties officeooo:rsid="0009d972" officeooo:paragraph-rsid="0009d972"/>
    </style:style>
    <style:style style:name="P44" style:family="paragraph" style:parent-style-name="Text_20_body" style:list-style-name="L2">
      <style:text-properties officeooo:rsid="000e1226" officeooo:paragraph-rsid="001e5c88"/>
    </style:style>
    <style:style style:name="P45" style:family="paragraph" style:parent-style-name="Text_20_body" style:list-style-name="L2">
      <style:text-properties officeooo:rsid="000e1226" officeooo:paragraph-rsid="000e1226"/>
    </style:style>
    <style:style style:name="P46" style:family="paragraph" style:parent-style-name="Text_20_body" style:list-style-name="L2">
      <style:text-properties officeooo:rsid="0011cfdb" officeooo:paragraph-rsid="00148440"/>
    </style:style>
    <style:style style:name="P47" style:family="paragraph" style:parent-style-name="Text_20_body" style:list-style-name="L2">
      <style:text-properties officeooo:rsid="000f7e17" officeooo:paragraph-rsid="0022e451"/>
    </style:style>
    <style:style style:name="P48" style:family="paragraph" style:parent-style-name="Text_20_body" style:list-style-name="L3">
      <style:text-properties officeooo:rsid="0024153e" officeooo:paragraph-rsid="0024153e"/>
    </style:style>
    <style:style style:name="P49" style:family="paragraph" style:parent-style-name="Text_20_body" style:list-style-name="L3">
      <style:text-properties officeooo:rsid="00489d49" officeooo:paragraph-rsid="00489d49"/>
    </style:style>
    <style:style style:name="P50" style:family="paragraph" style:parent-style-name="Text_20_body" style:list-style-name="L4">
      <style:text-properties officeooo:rsid="0022e451" officeooo:paragraph-rsid="0022e451"/>
    </style:style>
    <style:style style:name="P51" style:family="paragraph" style:parent-style-name="Text_20_body">
      <style:text-properties officeooo:rsid="0049b968" officeooo:paragraph-rsid="0049b968"/>
    </style:style>
    <style:style style:name="P52" style:family="paragraph" style:parent-style-name="Text_20_body">
      <style:text-properties officeooo:rsid="004b2e77" officeooo:paragraph-rsid="004c2421"/>
    </style:style>
    <style:style style:name="P53" style:family="paragraph" style:parent-style-name="Text_20_body">
      <style:text-properties officeooo:rsid="004de844" officeooo:paragraph-rsid="004de844"/>
    </style:style>
    <style:style style:name="P54" style:family="paragraph" style:parent-style-name="Text_20_body" style:list-style-name="L2">
      <style:text-properties officeooo:rsid="004de844" officeooo:paragraph-rsid="004de844"/>
    </style:style>
    <style:style style:name="P55" style:family="paragraph" style:parent-style-name="Text_20_body">
      <style:text-properties officeooo:rsid="004de844" officeooo:paragraph-rsid="004e9870"/>
    </style:style>
    <style:style style:name="P56" style:family="paragraph" style:parent-style-name="Text_20_body" style:list-style-name="L2">
      <style:text-properties officeooo:rsid="004e9870" officeooo:paragraph-rsid="004e9870"/>
    </style:style>
    <style:style style:name="P57" style:family="paragraph" style:parent-style-name="Text_20_body">
      <style:text-properties officeooo:rsid="0051648b" officeooo:paragraph-rsid="0051648b"/>
    </style:style>
    <style:style style:name="P58" style:family="paragraph" style:parent-style-name="Text_20_body">
      <style:text-properties officeooo:rsid="0051f11f" officeooo:paragraph-rsid="0051f11f"/>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3210702777" text:style-name="L1">
        <text:list-item>
          <text:p text:style-name="P36"><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36">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37">2 Schottky diodes, to put on the ESP8266 end of the bus data line, to prevent over- and under voltages <text:span text:style-name="T20">on the 1-Wire bus from harming</text:span> the ESP8266.</text:p>
        </text:list-item>
        <text:list-item>
          <text:p text:style-name="P38">A 4.7K <text:span text:style-name="T20">ohm </text:span>pull-up resistor for the data line of the 1-wire bus.</text:p>
        </text:list-item>
        <text:list-item>
          <text:p text:style-name="P40"><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1742980848" text:style-name="L2">
        <text:list-item>
          <text:p text:style-name="P42"><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39"><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43"><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44"><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it looks like the OneWire library supports the Search function by itself, so I don't need to write code to do it.</text:span></text:p>
        </text:list-item>
        <text:list-item>
          <text:p text:style-name="P46"><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45">Q: does the sensor library cause long (&gt;20ms) delays <text:span text:style-name="T13">that might interfere with the WiFi functionality</text:span>?</text:p>
        </text:list-item>
        <text:list-item>
          <text:p text:style-name="P47">Q: How long can the 1-wire bus be? I need to run at least 8 feet <text:span text:style-name="T4">over twisted pair. That's going to be quite an antenna. Find how to run long 1-wire busses. </text:span><text:a xlink:type="simple" xlink:href="https://www.maximintegrated.com/en/app-notes/index.mvp/id/148" text:style-name="Internet_20_link" text:visited-style-name="Visited_20_Internet_20_Link"><text:span text:style-name="T4">https://www.maximintegrated.com/en/app-notes/index.mvp/id/148</text:span></text:a><text:span text:style-name="T4"> looks like a useful discussion of this topic, and references the Maxim 1-wire datasheet. It says to </text:span><text:span text:style-name="T12">not</text:span><text:span text:style-name="T4"> use the </text:span><text:soft-page-break/><text:span text:style-name="T4">parasitic power design that many people use. May (probably not) need a termination resistor between power and ground and data and ground at the end of the wire.</text:span></text:p>
        </text:list-item>
        <text:list-item>
          <text:p text:style-name="P54">The ESP8266 WiFi library documentation (<text:a xlink:type="simple" xlink:href="https://arduino-esp8266.readthedocs.io/en/latest/esp8266wifi/readme.html" text:style-name="Internet_20_link" text:visited-style-name="Visited_20_Internet_20_Link">https://arduino-esp8266.readthedocs.io/en/latest/esp8266wifi/readme.html</text:a>) points out that the secure client doesn't support TLS 1.2. Because of this, your communications can be read by any hacker.</text:p>
        </text:list-item>
        <text:list-item>
          <text:p text:style-name="P56">The top temperature sensor must always be above the water line, so the Sketch can distinguish a full tank from an empty tank.</text:p>
        </text:list-item>
      </text:list>
      <text:h text:style-name="Heading_20_2" text:outline-level="2">To Do</text:h>
      <text:list xml:id="list3201105404" text:style-name="L3">
        <text:list-item>
          <text:p text:style-name="P48"><text:span text:style-name="T23">Measure the well water tank height and decide how many sensors you're going to use. Breadboard that number of sensors</text:span>.</text:p>
        </text:list-item>
        <text:list-item>
          <text:p text:style-name="P49">Decide how to connect the sensors to the bus via some kind of plug – so that a failed sensor can be easily replaced.</text:p>
        </text:list-item>
        <text:list-item>
          <text:p text:style-name="P48">Build the 8-foot-long bus with the desired spacing of <text:span text:style-name="T23">the</text:span> temperature sensors and get that working.</text:p>
        </text:list-item>
        <text:list-item>
          <text:p text:style-name="P48">Write a PHP page on Needhamia to receive raw temperature readings from the sensor, and a placeholder for the height of the well tank water. (Use SQL)</text:p>
        </text:list-item>
        <text:list-item>
          <text:p text:style-name="P48">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48">For fun, test the code while running a vacuum cleaner (big motor) next to the bus, <text:span text:style-name="T20">to see whether it interferes with the readings. Do this because a well pump is near the water tank.</text:span></text:p>
        </text:list-item>
        <text:list-item>
          <text:p text:style-name="P48">Install the whole thing and make sure it's uploading temperatures to Needhamia.</text:p>
        </text:list-item>
        <text:list-item>
          <text:p text:style-name="P48">Write a PHP page on Needhamia to read the temperatures over some period of time. E.g., "get all records between time x and y". <text:span text:style-name="T23">(maybe just dump the sql database manually instead.)</text:span></text:p>
        </text:list-item>
        <text:list-item>
          <text:p text:style-name="P48">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35" text:outline-level="3">October 22: More Coding</text:h>
      <text:p text:style-name="P55">Did a lot of cleanup/messing-with the code. Added error testing on the WiFi connection: <text:span text:style-name="T25">now if the ssid or password is incorrect the Sketch reports it rather than waiting forever.</text:span></text:p>
      <text:p text:style-name="P55">I realized that the top well-tank temperature sensor must always be above the water line; otherwise, we can't distinguish between the tank being full and empty.</text:p>
      <text:p text:style-name="P53">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57">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text:soft-page-break/>in), and an RJ25 plug for the sensor. I'll put the sensor on a short wire for strain relief and to enable adjustment of the sensor placement.</text:p>
      <text:p text:style-name="P58">Tested the "sensor is not on the bus" code by unplugging one of the sensors from the breadboard. The Sketch appropriately reported -127 degrees C for that sensor.</text:p>
      <text:h text:style-name="P30"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51">I breadboarded all 12 sensors and added over/undervoltage diodes, and the system still works.</text:p>
      <text:p text:style-name="P52">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31"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text:span><text:soft-page-break/><text:span text:style-name="T17">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text:soft-page-break/>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32"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33"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34"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395328473" text:style-name="L4">
        <text:list-item>
          <text:p text:style-name="P41"><text:soft-page-break/>Don't use a star network. A linear network (1 cable with taps every so often) sounds promising.</text:p>
        </text:list-item>
        <text:list-item>
          <text:p text:style-name="P50">Don't use <text:span text:style-name="T20">the MAX31820 </text:span>parasitic power <text:span text:style-name="T20">mode</text:span> in long 1-wire networks.</text:p>
        </text:list-item>
        <text:list-item>
          <text:p text:style-name="P41">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M30S</meta:editing-duration>
    <meta:editing-cycles>52</meta:editing-cycles>
    <meta:generator>LibreOffice/5.3.4.2$Windows_X86_64 LibreOffice_project/f82d347ccc0be322489bf7da61d7e4ad13fe2ff3</meta:generator>
    <dc:date>2017-10-22T12:42:58.857000000</dc:date>
    <meta:document-statistic meta:table-count="0" meta:image-count="0" meta:object-count="0" meta:page-count="6" meta:paragraph-count="91" meta:word-count="2703" meta:character-count="16441" meta:non-whitespace-character-count="13791"/>
    <meta:user-defined meta:name="Info 1"/>
    <meta:user-defined meta:name="Info 2"/>
    <meta:user-defined meta:name="Info 3"/>
    <meta:user-defined meta:name="Info 4"/>
  </office:meta>
</office:document-meta>
</file>